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69a2e" loext:opacity="100%" fo:font-size="22pt" fo:font-weight="bold" officeooo:rsid="00164646" officeooo:paragraph-rsid="00164646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officeooo:paragraph-rsid="00164646"/>
    </style:style>
    <style:style style:name="P3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fo:color="#000000" loext:opacity="100%" fo:font-size="16pt" fo:font-style="italic" fo:font-weight="bold" officeooo:rsid="00164646" officeooo:paragraph-rsid="00164646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fo:color="#069a2e" loext:opacity="100%" style:text-line-through-style="none" style:text-line-through-type="none" fo:font-size="15pt" fo:font-style="italic" fo:font-weight="bold" officeooo:rsid="00177b4d" officeooo:paragraph-rsid="00177b4d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fo:color="#111111" loext:opacity="100%" style:text-line-through-style="none" style:text-line-through-type="none" fo:font-size="16pt" fo:font-style="italic" fo:font-weight="bold" officeooo:rsid="00177b4d" officeooo:paragraph-rsid="00177b4d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9.622cm"/>
        </style:tab-stops>
      </style:paragraph-properties>
      <style:text-properties fo:color="#111111" loext:opacity="100%" style:text-line-through-style="none" style:text-line-through-type="none" fo:font-size="16pt" fo:font-style="italic" fo:font-weight="bold" officeooo:rsid="00177b4d" officeooo:paragraph-rsid="00177b4d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fo:color="#069a2e" loext:opacity="100%" style:text-line-through-style="solid" style:text-line-through-type="single" fo:font-size="15pt" fo:font-style="italic" fo:font-weight="bold" officeooo:rsid="00177b4d" officeooo:paragraph-rsid="00177b4d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9.622cm"/>
        </style:tab-stops>
      </style:paragraph-properties>
      <style:text-properties fo:color="#069a2e" loext:opacity="100%" fo:font-size="15pt" fo:font-style="italic" fo:font-weight="bold" officeooo:rsid="00177b4d" officeooo:paragraph-rsid="00177b4d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fo:color="#000000" loext:opacity="100%" fo:font-size="16pt" fo:font-style="italic" fo:font-weight="bold" officeooo:rsid="00164646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2pt" fo:font-style="italic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3pt" style:font-size-asian="11.3500003814697pt" style:font-size-complex="13pt"/>
    </style:style>
    <style:style style:name="T5" style:family="text">
      <style:text-properties officeooo:rsid="0018b774"/>
    </style:style>
    <style:style style:name="T6" style:family="text">
      <style:text-properties style:text-underline-style="solid" style:text-underline-width="auto" style:text-underline-color="font-color" officeooo:rsid="0018b7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as</text:p>
      <text:p text:style-name="P2"><text:span text:style-name="T1">Qué son las metas: </text:span><text:span text:style-name="T2">Las</text:span><text:span text:style-name="T3"> </text:span><text:span text:style-name="T2">metas son objetivos o propósitos que una persona, grupo o empresa se propone alcanzar en un periodo de tiempo determinado. Son como un "plan" o "destino" al que se quiere llegar y pueden ser a corto, mediano o largo plazo. Las metas ayudan a dirigir los esfuerzos y motivan a la acción, ya que proporcionan un sentido de dirección y propósito.</text:span></text:p>
      <text:p text:style-name="P3"><text:span text:style-name="T3"/></text:p>
      <text:p text:style-name="P4"><text:span text:style-name="T4">Todos los que tienen no metas metas, ayudan a otros que si las tienen a lograrlas. </text:span></text:p>
      <text:p text:style-name="P4"><text:span text:style-name="T4"/></text:p>
      <text:p text:style-name="P5">Solo un 3% tiene metas.</text:p>
      <text:list text:style-name="L1">
        <text:list-item>
          <text:p text:style-name="P6">Establecer una meta ayuda al ce<text:span text:style-name="T5">rebro </text:span><text:span text:style-name="T6"/></text:p>
        </text:list-item>
      </text:list>
      <text:p text:style-name="P7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8:27:58.636000000</meta:creation-date>
    <dc:date>2024-09-27T21:38:43.637000000</dc:date>
    <meta:editing-duration>PT40M17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5" meta:word-count="95" meta:character-count="516" meta:non-whitespace-character-count="425"/>
  </office:meta>
</office:document-meta>
</file>